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55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26.45pt"/>
    </style:style>
    <style:style style:name="co5" style:family="table-column">
      <style:table-column-properties fo:break-before="auto" style:column-width="24.9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41" table:default-cell-style-name="Default"/>
        <table:table-column table:style-name="co7" table:number-columns-repeated="957" table:default-cell-style-name="Default"/>
        <table:table-row table:style-name="ro1">
          <table:table-cell office:value-type="string" calcext:value-type="string">
            <text:p>Book Nam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enesis 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xodus 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eviticus 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23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umbers 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* 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Deuteronomy 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16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Joshua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12"/>
          <table:table-cell table:number-columns-repeated="14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15"/>
          <table:table-cell table:number-columns-repeated="14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Ruth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32"/>
          <table:table-cell table:number-columns-repeated="14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 Samuel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number-columns-repeated="14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 Samuel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table:number-columns-repeated="14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 Kings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3*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number-columns-repeated="14"/>
          <table:table-cell table:number-columns-repeated="14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 King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1"/>
          <table:table-cell table:number-columns-repeated="14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 Chronicles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table:number-columns-repeated="14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 Chronicl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zra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number-columns-repeated="26"/>
          <table:table-cell table:number-columns-repeated="14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ehemiah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23"/>
          <table:table-cell table:number-columns-repeated="14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sthe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*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table:number-columns-repeated="14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salms (1-50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*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salms (51-100)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salms (101-150)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roverbs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cclesiastes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ng of Solomon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Lamentations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zekiel*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sea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oel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o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adiah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nah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ah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hum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bakkuk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phaniah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gai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chariah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lachi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*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3*</text:p>
          </table:table-cell>
          <table:table-cell office:value-type="string" calcext:value-type="string">
            <text:p>59*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0*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m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 Cor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 Cor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l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h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l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hes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Thess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 Tim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 Tim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t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lm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b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Peter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Peter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 John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John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 Joh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de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0T21:51:36.774795052</dc:date>
    <meta:editing-duration>PT19M19S</meta:editing-duration>
    <meta:editing-cycles>8</meta:editing-cycles>
    <meta:generator>LibreOffice/6.0.3.2$Linux_X86_64 LibreOffice_project/00m0$Build-2</meta:generator>
    <meta:document-statistic meta:table-count="1" meta:cell-count="1563" meta:object-count="0"/>
  </office:meta>
</office:document-meta>
</file>